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6f5ab2" officeooo:paragraph-rsid="027542ff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5" style:family="paragraph" style:parent-style-name="Standard">
      <style:paragraph-properties fo:text-align="left" style:justify-single-word="false"/>
      <style:text-properties style:font-name="Quicksand Light"/>
    </style:style>
    <style:style style:name="P6" style:family="paragraph" style:parent-style-name="Standard">
      <style:paragraph-properties fo:text-align="left" style:justify-single-word="false"/>
      <style:text-properties officeooo:paragraph-rsid="024894a0"/>
    </style:style>
    <style:style style:name="P7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8" style:family="paragraph" style:parent-style-name="Standard">
      <style:paragraph-properties fo:text-align="left" style:justify-single-word="false"/>
      <style:text-properties fo:color="#a33e03" loext:opacity="100%" style:font-name="Quicksand Light" fo:font-size="14pt" style:text-underline-style="none" fo:font-weight="bold" officeooo:rsid="0076b403" officeooo:paragraph-rsid="021eabc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6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bf480" officeooo:paragraph-rsid="027bf480" style:font-size-asian="10.5pt" style:font-size-complex="10.5pt"/>
    </style:style>
    <style:style style:name="P2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d045e" officeooo:paragraph-rsid="027d045e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e6d10" officeooo:paragraph-rsid="027e6d10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87947e" officeooo:paragraph-rsid="0287947e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9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5" style:family="paragraph" style:parent-style-name="Standard">
      <style:paragraph-properties fo:text-align="left" style:justify-single-word="false"/>
      <style:text-properties officeooo:paragraph-rsid="027a7113"/>
    </style:style>
    <style:style style:name="P36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8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2817be5" officeooo:paragraph-rsid="02817be5" fo:background-color="#ffffff" style:font-size-asian="16pt" style:font-weight-asian="normal" style:font-size-complex="16pt" style:font-weight-complex="normal"/>
    </style:style>
    <style:style style:name="P39" style:family="paragraph" style:parent-style-name="Standard">
      <style:text-properties fo:color="#000000" loext:opacity="100%" style:font-name="Quicksand Light" fo:font-size="10.5pt" style:text-underline-style="none" fo:font-weight="normal" officeooo:rsid="02817be5" officeooo:paragraph-rsid="02817be5" fo:background-color="#ffffff" style:font-size-asian="10.5pt" style:font-weight-asian="normal" style:font-size-complex="10.5pt" style:font-weight-complex="normal"/>
    </style:style>
    <style:style style:name="P40" style:family="paragraph" style:parent-style-name="Standard">
      <style:text-properties fo:color="#000000" loext:opacity="100%" style:font-name="Quicksand Light" fo:font-size="10.5pt" style:text-underline-style="none" fo:font-weight="normal" officeooo:rsid="028cd364" officeooo:paragraph-rsid="028cd364" fo:background-color="#ffffff" style:font-size-asian="10.5pt" style:font-weight-asian="normal" style:font-size-complex="10.5pt" style:font-weight-complex="normal"/>
    </style:style>
    <style:style style:name="P41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28a754c" officeooo:paragraph-rsid="028a754c" fo:background-color="#ffffff" style:font-size-asian="16pt" style:font-weight-asian="normal" style:font-size-complex="16pt" style:font-weight-complex="normal"/>
    </style:style>
    <style:style style:name="P42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000000" loext:opacity="100%" style:font-name="Quicksand Light" fo:font-size="10.5pt" fo:font-weight="normal" officeooo:rsid="028c18f6" officeooo:paragraph-rsid="028c18f6" fo:background-color="#ffffff" style:font-size-asian="9.14999961853027pt" style:font-weight-asian="normal" style:font-size-complex="10.5pt" style:font-weight-complex="normal"/>
    </style:style>
    <style:style style:name="P44" style:family="paragraph" style:parent-style-name="Standard">
      <style:text-properties fo:color="#000000" loext:opacity="100%" style:font-name="Quicksand Light" fo:font-size="10.5pt" style:text-underline-style="none" fo:font-weight="normal" officeooo:rsid="0300428b" officeooo:paragraph-rsid="0300428b" fo:background-color="#ffffff" style:font-size-asian="10.5pt" style:font-weight-asian="normal" style:font-size-complex="10.5pt" style:font-weight-complex="normal"/>
    </style:style>
    <style:style style:name="P45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6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7" style:family="paragraph" style:parent-style-name="Standard">
      <style:text-properties fo:font-variant="normal" fo:text-transform="none" fo:color="#a33e03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48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1" style:family="paragraph" style:parent-style-name="Standard">
      <style:text-properties fo:color="#000000" loext:opacity="100%" style:font-name="Quicksand Light" fo:font-size="18pt" style:text-underline-style="none" fo:font-weight="bold" officeooo:paragraph-rsid="0217cedd" style:font-size-asian="18pt" style:font-weight-asian="bold" style:font-size-complex="18pt" style:font-weight-complex="bold"/>
    </style:style>
    <style:style style:name="P52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3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4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5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6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7" style:family="paragraph" style:parent-style-name="Standard">
      <style:text-properties fo:color="#a33e03" loext:opacity="100%" style:font-name="Quicksand Light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0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1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officeooo:rsid="027542ff"/>
    </style:style>
    <style:style style:name="T3" style:family="text">
      <style:text-properties officeooo:rsid="026f5ab2"/>
    </style:style>
    <style:style style:name="T4" style:family="text">
      <style:text-properties officeooo:rsid="00ed9a5a"/>
    </style:style>
    <style:style style:name="T5" style:family="text">
      <style:text-properties officeooo:rsid="02ba9242"/>
    </style:style>
    <style:style style:name="T6" style:family="text">
      <style:text-properties fo:color="#000000" loext:opacity="100%" fo:font-size="10.5pt" style:font-size-asian="10.5pt" style:font-size-complex="10.5pt"/>
    </style:style>
    <style:style style:name="T7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8" style:family="text">
      <style:text-properties style:font-name="Quicksand Light" fo:font-size="10.5pt" officeooo:rsid="024894a0" style:font-size-asian="10.5pt" style:font-size-complex="10.5pt"/>
    </style:style>
    <style:style style:name="T9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231dcd9" fo:background-color="#ffffff" loext:char-shading-value="0"/>
    </style:style>
    <style:style style:name="T12" style:family="text">
      <style:text-properties fo:font-size="16pt" fo:font-style="italic" style:text-underline-style="none" officeooo:rsid="02e6ba9a" style:font-size-asian="16pt" style:font-style-asian="italic" style:font-size-complex="16pt" style:font-style-complex="italic"/>
    </style:style>
    <style:style style:name="T13" style:family="text">
      <style:text-properties fo:font-size="16pt" fo:font-style="italic" style:text-underline-style="none" officeooo:rsid="02bdf973" style:font-size-asian="16pt" style:font-style-asian="italic" style:font-size-complex="16pt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style:text-underline-style="none"/>
    </style:style>
    <style:style style:name="T16" style:family="text">
      <style:text-properties officeooo:rsid="027d045e"/>
    </style:style>
    <style:style style:name="T17" style:family="text">
      <style:text-properties style:text-underline-style="solid" style:text-underline-type="double" style:text-underline-width="auto" style:text-underline-color="font-color" officeooo:rsid="027d045e"/>
    </style:style>
    <style:style style:name="T18" style:family="text">
      <style:text-properties officeooo:rsid="0306fa35"/>
    </style:style>
    <style:style style:name="T19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0" style:family="text">
      <style:text-properties officeooo:rsid="02cccf66"/>
    </style:style>
    <style:style style:name="T21" style:family="text">
      <style:text-properties officeooo:rsid="02873e7a"/>
    </style:style>
    <style:style style:name="T22" style:family="text">
      <style:text-properties officeooo:rsid="02fc3cbb"/>
    </style:style>
    <style:style style:name="T23" style:family="text">
      <style:text-properties officeooo:rsid="0308f87a"/>
    </style:style>
    <style:style style:name="T24" style:family="text">
      <style:text-properties officeooo:rsid="02f44bbb"/>
    </style:style>
    <style:style style:name="T25" style:family="text">
      <style:text-properties style:text-underline-style="none" fo:background-color="#ffffff" loext:char-shading-value="0" loext:padding="0cm" loext:border="none" loext:shadow="none"/>
    </style:style>
    <style:style style:name="T26" style:family="text">
      <style:text-properties loext:padding="0cm" loext:border="none" loext:shadow="none"/>
    </style:style>
    <style:style style:name="T27" style:family="text">
      <style:text-properties officeooo:rsid="003df92e" fo:background-color="#ffffff" loext:char-shading-value="0"/>
    </style:style>
    <style:style style:name="T28" style:family="text">
      <style:text-properties officeooo:rsid="016b4424"/>
    </style:style>
    <style:style style:name="T29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Generalist </text:span>: <text:span text:style-name="T2">Software <text:s/></text:span><text:span text:style-name="T3">Engineer.</text:span></text:p>
      <text:p text:style-name="P3"><text:span text:style-name="T2">Specialist : <text:s/>Test Engineer. <text:s text:c="2"/></text:span><text:s text:c="2"/></text:p>
      <text:p text:style-name="P4"><text:span text:style-name="T4">J</text:span>ob Level: <text:span text:style-name="T5">20</text:span>+ years experience</text:p>
      <text:p text:style-name="P5"><text:span text:style-name="T6">E-Mail Address: </text:span><text:span text:style-name="T7">jeffrin@rajagiritech,edu.in</text:span></text:p>
      <text:p text:style-name="P6"><text:span text:style-name="T8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9">Techie from Ekm gets GitHub's Helicopter Contributor badge</text:span></text:a></text:p>
      <text:p text:style-name="P7"/>
      <text:p text:style-name="P8"><text:span text:style-name="T10">EXPERIE</text:span><text:span text:style-name="T11">NCE</text:span></text:p>
      <text:p text:style-name="P9"/>
      <text:section text:style-name="Sect1" text:name="Section5">
        <text:p text:style-name="P10"><text:span text:style-name="T12">S</text:span><text:span text:style-name="T13">oftware engineer</text:span><text:span text:style-name="T14"> <text:s/></text:span><text:span text:style-name="T15"><text:s text:c="5"/></text:span><text:s text:c="43"/></text:p>
        <text:p text:style-name="P11">RAJAGIRI <text:s/>[SET]</text:p>
        <text:p text:style-name="P12">Developer</text:p>
        <text:p text:style-name="P13">FREE SOFTWARE FOUNDATION</text:p>
      </text:section>
      <text:section text:style-name="Sect1" text:name="Section2">
        <text:p text:style-name="P14"/>
        <text:p text:style-name="P15">Scienctific assistant</text:p>
        <text:p text:style-name="P16">RAJAGIRI <text:s/>[SET]</text:p>
        <text:p text:style-name="P17"><text:s/></text:p>
        <text:p text:style-name="P17"><text:tab/></text:p>
        <text:p text:style-name="P18"/>
        <text:p text:style-name="P19"/>
        <text:p text:style-name="P19"/>
        <text:p text:style-name="P20">Linux Kernel Generalist</text:p>
        <text:p text:style-name="P21"/>
        <text:p text:style-name="P22">L<text:span text:style-name="T16">ONG TERM KERNEL </text:span><text:span text:style-name="T17">SERIES</text:span></text:p>
        <text:p text:style-name="P23">STABLE KERNEL SERIES</text:p>
        <text:p text:style-name="P24">CONF TOOL.</text:p>
        <text:p text:style-name="P25">KERNEL BUILD</text:p>
        <text:p text:style-name="P26"/>
        <text:p text:style-name="P27"/>
        <text:p text:style-name="P28">Maintainer</text:p>
        <text:p text:style-name="P29">GNU <text:s/>PROJECT</text:p>
        <text:p text:style-name="P18"/>
        <text:p text:style-name="P18"/>
        <text:p text:style-name="P18"/>
        <text:p text:style-name="P30"/>
        <text:p text:style-name="P30"/>
        <text:p text:style-name="P31">O<text:span text:style-name="T18">pen </text:span><text:s/>S<text:span text:style-name="T18">ource</text:span> A<text:span text:style-name="T18">ccessibility</text:span></text:p>
        <text:p text:style-name="P32"/>
        <text:p text:style-name="P32"/>
        <text:p text:style-name="P33"/>
        <text:p text:style-name="P34">TESTING TDSR</text:p>
        <text:p text:style-name="P32"/>
        <text:p text:style-name="P35"><text:span text:style-name="T19"/></text:p>
      </text:section>
      <text:section text:style-name="Sect2" text:name="Section1">
        <text:p text:style-name="P36"/>
        <text:p text:style-name="P37">R<text:span text:style-name="T20">esearch</text:span></text:p>
        <text:p text:style-name="P38"/>
        <text:p text:style-name="P39">KNOWLEDGE <text:span text:style-name="T21">BUILDING</text:span></text:p>
        <text:p text:style-name="P40">SOFTWARE INSTALLERS</text:p>
        <text:p text:style-name="P38"/>
        <text:p text:style-name="P36"/>
        <text:p text:style-name="P36"/>
        <text:p text:style-name="P41"><text:span text:style-name="T22">S</text:span><text:span text:style-name="T23">oftware</text:span><text:span text:style-name="T24"> </text:span><text:span text:style-name="T20">Artist</text:span></text:p>
        <text:p text:style-name="P42"/>
        <text:p text:style-name="P43">WORKING WITH <text:s/>PLYMOUTH</text:p>
        <text:p text:style-name="P40">DEBIAN ARTWORK</text:p>
        <text:p text:style-name="P44">LINUX KERNEL CODING STANDARDS</text:p>
        <text:p text:style-name="P45"/>
        <text:p text:style-name="P36"/>
        <text:p text:style-name="P36"/>
      </text:section>
      <text:section text:style-name="Sect1" text:name="Section3">
        <text:section text:style-name="Sect3" text:name="Section28">
          <text:section text:style-name="Sect4" text:name="Section4">
            <text:p text:style-name="P46"/>
            <text:p text:style-name="P46"/>
            <text:p text:style-name="P47">CERTIFICATION</text:p>
            <text:p text:style-name="P48"><text:span text:style-name="T25">Python for Everybody</text:span><text:span text:style-name="T26">,</text:span> a 5-course specialization by University of Michigan on Coursera. </text:p>
            <text:p text:style-name="P49">Specialization Certificate earned on April 12, 2016</text:p>
            <text:p text:style-name="P50"/>
            <text:p text:style-name="P50"/>
            <text:p text:style-name="P51"><text:span text:style-name="T10">E</text:span><text:span text:style-name="T27">DUCATION</text:span></text:p>
            <text:p text:style-name="P52"><text:span text:style-name="T28">S</text:span>ri Ramakrishna Engineering College,1996-2000</text:p>
            <text:p text:style-name="P53">Bachelor of <text:span text:style-name="T25">Computer Science and Engineering</text:span></text:p>
            <text:p text:style-name="P54">Bharathiar University.</text:p>
            <text:p text:style-name="P55"/>
            <text:p text:style-name="P56"/>
            <text:p text:style-name="P57">PERSONAL DETAILS</text:p>
            <text:p text:style-name="P58">DOB 31.12 1976</text:p>
            <text:p text:style-name="P58">FLAT No. 807 ,Devadeyam Elder Village</text:p>
            <text:p text:style-name="P58">Pallissery T<text:span text:style-name="T29">h</text:span>rissur. P.O Arattupuzha</text:p>
            <text:p text:style-name="P58">V<text:span text:style-name="T29">allachira</text:span>, K<text:span text:style-name="T29">erala. </text:span><text:s/>680562. India</text:p>
            <text:p text:style-name="P58">Phone number: ‪9895580465‬</text:p>
            <text:p text:style-name="P59"/>
            <text:p text:style-name="P60"><text:s/></text:p>
            <text:p text:style-name="P61"/>
            <text:p text:style-name="P61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4:59:16.810964764</dc:date>
    <meta:editing-duration>P1DT17H52M49S</meta:editing-duration>
    <meta:editing-cycles>610</meta:editing-cycles>
    <meta:generator>LibreOffice/26.2.0.3$Linux_X86_64 LibreOffice_project/620$Build-3</meta:generator>
    <meta:print-date>2026-03-09T14:56:52.458449209</meta:print-date>
    <meta:printed-by>PDF files</meta:printed-by>
    <meta:document-statistic meta:table-count="0" meta:image-count="0" meta:object-count="0" meta:page-count="1" meta:paragraph-count="45" meta:word-count="137" meta:character-count="1089" meta:non-whitespace-character-count="930"/>
  </office:meta>
</office:document-meta>
</file>